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6699" officeooo:paragraph-rsid="001e6699"/>
    </style:style>
    <style:style style:name="P2" style:family="paragraph" style:parent-style-name="Standard">
      <style:text-properties officeooo:rsid="001b4ecd" officeooo:paragraph-rsid="001b4ecd"/>
    </style:style>
    <style:style style:name="P3" style:family="paragraph" style:parent-style-name="Standard">
      <style:text-properties fo:font-weight="bold" officeooo:rsid="001b4ecd" officeooo:paragraph-rsid="001b4ecd" style:font-weight-asian="bold" style:font-weight-complex="bold"/>
    </style:style>
    <style:style style:name="P4" style:family="paragraph" style:parent-style-name="Standard">
      <style:text-properties fo:font-weight="bold" officeooo:rsid="001c8a49" officeooo:paragraph-rsid="001c8a49" style:font-weight-asian="bold" style:font-weight-complex="bold"/>
    </style:style>
    <style:style style:name="P5" style:family="paragraph" style:parent-style-name="Standard">
      <style:text-properties fo:font-weight="normal" officeooo:rsid="001b4ecd" officeooo:paragraph-rsid="001b4ecd" style:font-weight-asian="normal" style:font-weight-complex="normal"/>
    </style:style>
    <style:style style:name="P6" style:family="paragraph" style:parent-style-name="Standard">
      <style:text-properties fo:font-weight="normal" officeooo:rsid="001c8a49" officeooo:paragraph-rsid="001c8a49" style:font-weight-asian="normal" style:font-weight-complex="normal"/>
    </style:style>
    <style:style style:name="P7" style:family="paragraph" style:parent-style-name="Standard">
      <style:text-properties fo:font-weight="normal" officeooo:rsid="001c8a49" officeooo:paragraph-rsid="001d2beb" style:font-weight-asian="normal" style:font-weight-complex="normal"/>
    </style:style>
    <style:style style:name="P8" style:family="paragraph" style:parent-style-name="Standard">
      <style:text-properties fo:font-weight="bold" officeooo:rsid="001c8a49" officeooo:paragraph-rsid="001c8a49" style:font-weight-asian="bold" style:font-weight-complex="bold"/>
    </style:style>
    <style:style style:name="P9" style:family="paragraph" style:parent-style-name="Standard">
      <style:text-properties fo:font-weight="bold" officeooo:rsid="00294974" officeooo:paragraph-rsid="00294974" style:font-weight-asian="bold" style:font-weight-complex="bold"/>
    </style:style>
    <style:style style:name="P10" style:family="paragraph" style:parent-style-name="Standard">
      <style:text-properties fo:font-weight="bold" officeooo:rsid="00294974" officeooo:paragraph-rsid="002bd154" style:font-weight-asian="bold" style:font-weight-complex="bold"/>
    </style:style>
    <style:style style:name="P11" style:family="paragraph" style:parent-style-name="Standard">
      <style:text-properties fo:font-weight="bold" officeooo:rsid="00294974" officeooo:paragraph-rsid="002d8ca7" style:font-weight-asian="bold" style:font-weight-complex="bold"/>
    </style:style>
    <style:style style:name="P12" style:family="paragraph" style:parent-style-name="Standard">
      <style:text-properties fo:font-weight="bold" officeooo:rsid="002ff832" officeooo:paragraph-rsid="002ff832" style:font-weight-asian="bold" style:font-weight-complex="bold"/>
    </style:style>
    <style:style style:name="P13" style:family="paragraph" style:parent-style-name="Standard">
      <style:text-properties officeooo:paragraph-rsid="002d8ca7"/>
    </style:style>
    <style:style style:name="P14" style:family="paragraph" style:parent-style-name="Standard">
      <style:text-properties fo:font-weight="normal" officeooo:rsid="001c8a49" officeooo:paragraph-rsid="001c8a49" style:font-weight-asian="normal" style:font-weight-complex="normal"/>
    </style:style>
    <style:style style:name="P15" style:family="paragraph" style:parent-style-name="Standard">
      <style:text-properties fo:font-weight="normal" officeooo:rsid="00397839" officeooo:paragraph-rsid="00397839" style:font-weight-asian="normal" style:font-weight-complex="normal"/>
    </style:style>
    <style:style style:name="P16" style:family="paragraph" style:parent-style-name="Standard">
      <style:text-properties fo:font-weight="normal" officeooo:rsid="003b0ad0" officeooo:paragraph-rsid="003b0ad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2beb" style:font-weight-asian="normal" style:font-weight-complex="normal"/>
    </style:style>
    <style:style style:name="T4" style:family="text">
      <style:text-properties fo:font-weight="normal" officeooo:rsid="00294974" style:font-weight-asian="normal" style:font-weight-complex="normal"/>
    </style:style>
    <style:style style:name="T5" style:family="text">
      <style:text-properties fo:font-weight="normal" officeooo:rsid="0029e5e9" style:font-weight-asian="normal" style:font-weight-complex="normal"/>
    </style:style>
    <style:style style:name="T6" style:family="text">
      <style:text-properties fo:font-weight="normal" officeooo:rsid="002d8ca7" style:font-weight-asian="normal" style:font-weight-complex="normal"/>
    </style:style>
    <style:style style:name="T7" style:family="text">
      <style:text-properties fo:font-weight="normal" officeooo:rsid="003103bd" style:font-weight-asian="normal" style:font-weight-complex="normal"/>
    </style:style>
    <style:style style:name="T8" style:family="text">
      <style:text-properties officeooo:rsid="001d2beb"/>
    </style:style>
    <style:style style:name="T9" style:family="text">
      <style:text-properties officeooo:rsid="002203fa"/>
    </style:style>
    <style:style style:name="T10" style:family="text">
      <style:text-properties officeooo:rsid="0025064f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345c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member stuff</text:p>
      <text:p text:style-name="Title"/>
      <text:p text:style-name="P2"><text:span text:style-name="T1">getch () </text:span>=&gt; This function is used to enter the one character only as one character is entered then no need to press Enter Key . <text:span text:style-name="T12">The main purpose of this is to make a pause in the program and then get a character from the use so that the program can continue.</text:span></text:p>
      <text:p text:style-name="P2">* It requires <text:span text:style-name="T1">conio.h </text:span>header file</text:p>
      <text:p text:style-name="P2"/>
      <text:p text:style-name="P3">console (“clear”) =&gt; <text:span text:style-name="T2">Used to clear the <text:s/>screen </text:span></text:p>
      <text:p text:style-name="P5"/>
      <text:p text:style-name="P3">tolower(paramter) <text:span text:style-name="T2">=&gt; <text:s/>Where ever it is used it will make the character to small automatically</text:span></text:p>
      <text:p text:style-name="P5"/>
      <text:p text:style-name="P4">two Pointer approach=&gt; <text:span text:style-name="T2">Take start and end of any string or number and then swap them to reverse them</text:span></text:p>
      <text:p text:style-name="P6"/>
      <text:p text:style-name="P4">[ </text:p>
      <text:p text:style-name="P6">character arrays ki jagah strings bhi use kar sakte hai jo zyada efficent hai and us meinn simple compare logics and fuctions use kar sakte hai </text:p>
      <text:p text:style-name="P4">]</text:p>
      <text:p text:style-name="P6"/>
      <text:p text:style-name="P4"><text:span text:style-name="T2">to use reverse</text:span>( <text:span text:style-name="T2">string.begin(),string.end() </text:span>) <text:span text:style-name="T2">use header file <text:s/>=&gt; #include &lt;</text:span>algorithm<text:span text:style-name="T2">&gt;</text:span></text:p>
      <text:p text:style-name="P4"><text:span text:style-name="T4"/></text:p>
      <text:p text:style-name="P4"><text:span text:style-name="T4"/></text:p>
      <text:p text:style-name="P10">cout .flush();</text:p>
      <text:p text:style-name="P10"><text:span text:style-name="T2"><text:s text:c="20"/>It ensures that the previous text is di</text:span><text:span text:style-name="T5">s</text:span><text:span text:style-name="T2">played or not !! . </text:span><text:span text:style-name="T7">Manually used to flush out buffer</text:span></text:p>
      <text:p text:style-name="P9">usleap(time) :</text:p>
      <text:p text:style-name="P9"><text:span text:style-name="T2"><text:s text:c="16"/>This is used to get some time and then display stuff Like</text:span></text:p>
      <text:p text:style-name="P9"><text:span text:style-name="T2"/></text:p>
      <text:p text:style-name="P9"><text:span text:style-name="T2"><text:s text:c="55"/>cout &lt;&lt; “ Hello “;</text:span></text:p>
      <text:p text:style-name="P9"><text:span text:style-name="T2"><text:s text:c="55"/>cout .flush();</text:span></text:p>
      <text:p text:style-name="P9"><text:span text:style-name="T2"><text:s text:c="55"/>usleap(5000);</text:span></text:p>
      <text:p text:style-name="P9"><text:span text:style-name="T2"/></text:p>
      <text:p text:style-name="P13"><text:span text:style-name="T4"><text:s text:c="3"/><text:tab/><text:tab/><text:tab/><text:tab/> cout &lt;&lt; “ </text:span><text:span text:style-name="T6">Brother</text:span><text:span text:style-name="T4"> “;</text:span></text:p>
      <text:p text:style-name="P11"><text:span text:style-name="T2"><text:s text:c="55"/>cout .flush();</text:span></text:p>
      <text:p text:style-name="P11"><text:span text:style-name="T2"><text:s text:c="55"/>usleap(5000);</text:span></text:p>
      <text:p text:style-name="P9"><text:span text:style-name="T2"/></text:p>
      <text:p text:style-name="P12"><text:span text:style-name="T2">Now what it do is first display hello then ensures it is displayed by using cour.flush() then immediately it display brother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7"><text:s text:c="26"/></text:p>
      <text:p text:style-name="P7"><text:s text:c="2"/></text:p>
      <text:h text:style-name="Heading_20_2" text:outline-level="2"><text:span text:style-name="T2"><text:s text:c="22"/></text:span><text:span text:style-name="T8">Operations on character arrays</text:span></text:h>
      <text:p text:style-name="P1"><text:s text:c="50"/>Use header file &lt;cstring&gt;</text:p>
      <text:p text:style-name="P4"><text:soft-page-break/>strcpy<text:span text:style-name="T8">(</text:span><text:span text:style-name="T3">string in which to be copied, string which is copied</text:span><text:span text:style-name="T8">)</text:span><text:span text:style-name="T2"> - copy one string into another</text:span></text:p>
      <text:p text:style-name="P4"><text:span text:style-name="T2">• </text:span>strcat<text:span text:style-name="T2"> - append one string onto the right</text:span></text:p>
      <text:p text:style-name="P6">side of the other</text:p>
      <text:p text:style-name="P4"><text:span text:style-name="T2">• </text:span>strcmp<text:span text:style-name="T2"> – compare alphabetic order of two</text:span></text:p>
      <text:p text:style-name="P6">strings</text:p>
      <text:p text:style-name="P4"><text:span text:style-name="T2">• </text:span>strlen<text:span text:style-name="T2"> – return the length of a string</text:span></text:p>
      <text:p text:style-name="P6"/>
      <text:p text:style-name="P6"/>
      <text:p text:style-name="P6"/>
      <text:p text:style-name="P6"/>
      <text:p text:style-name="P6"/>
      <text:p text:style-name="P15">This Data is Taken From Muhib Arshad from github. So adding it to clear more concepts.</text:p>
      <text:p text:style-name="P16">You can find him on https://github.com/muhibarshad</text:p>
      <text:h text:style-name="Heading_20_1" text:outline-level="1"><text:s text:c="27"/>Key points of the c++</text:h>
      <text:p text:style-name="P6"><text:s text:c="3"/>to get teh answer in floating we divide the varibales are also in float as </text:p>
      <text:p text:style-name="P6"><text:s text:c="9"/>float 50.0/100.0;</text:p>
      <text:p text:style-name="P6"/>
      <text:p text:style-name="P6"/>
      <text:p text:style-name="P6">getline(cin,name,'0') is used to wrire the line and it terminates to store the multiline string at the enter of 0</text:p>
      <text:p text:style-name="P6">auto is used to store the auto dataTyoe</text:p>
      <text:p text:style-name="P6">assignment operaters are also very important </text:p>
      <text:p text:style-name="P6">cerr is used to display the error </text:p>
      <text:p text:style-name="P6"/>
      <text:p text:style-name="P6"/>
      <text:p text:style-name="P6"><text:tab/>//This is used to print the line with the characters</text:p>
      <text:p text:style-name="P6"><text:s text:c="4"/>char ch[13];</text:p>
      <text:p text:style-name="P6"><text:s text:c="4"/>cin.get(ch,13);</text:p>
      <text:p text:style-name="P6"><text:s text:c="4"/>cout&lt;&lt;ch;</text:p>
      <text:p text:style-name="P6"/>
      <text:p text:style-name="P6"/>
      <text:p text:style-name="P6"/>
      <text:p text:style-name="P6"><text:tab/>//This is used to print the line with the characters and terminates at 's'</text:p>
      <text:p text:style-name="P6"><text:s text:c="4"/>char ch[13];</text:p>
      <text:p text:style-name="P6"><text:s text:c="4"/>cin.get(ch,13,'s');</text:p>
      <text:p text:style-name="P6"><text:s text:c="4"/>cout&lt;&lt;ch;</text:p>
      <text:p text:style-name="P6"/>
      <text:p text:style-name="P6"><text:s text:c="33"/>"Cin.ignore"</text:p>
      <text:p text:style-name="P6">//cin.getline is also same as the get but it removes the terminating character but get leaves it</text:p>
      <text:p text:style-name="P6"><text:tab/>int x;</text:p>
      <text:p text:style-name="P6"><text:tab/>cin&gt;&gt;x;</text:p>
      <text:p text:style-name="P6"><text:tab/>string name;</text:p>
      <text:p text:style-name="P6"><text:tab/>getline(cin,name);</text:p>
      <text:p text:style-name="P6"><text:tab/>return 0;</text:p>
      <text:p text:style-name="P6"><text:tab/>/*If we use the cin and after it the string to print with the getline function</text:p>
      <text:p text:style-name="P6"><text:tab/>then you use the cin.ignore after the cin because when we use the cin</text:p>
      <text:p text:style-name="P6"><text:tab/>and press the enter the new line character \n is stored in the buffer and </text:p>
      <text:p text:style-name="P6"><text:tab/>program stops taking input at the buffer values and so if we want to flush the </text:p>
      <text:p text:style-name="P6"><text:tab/>buffer and continue to taking the input than we should must write the cin.ignore </text:p>
      <text:p text:style-name="P6"><text:tab/>() so enjoy the program the problem is solved</text:p>
      <text:p text:style-name="P6"><text:soft-page-break/><text:tab/>*/</text:p>
      <text:p text:style-name="P6"/>
      <text:p text:style-name="P6"><text:s text:c="2"/>"Assign"</text:p>
      <text:p text:style-name="P6"><text:s text:c="2"/>string equals;</text:p>
      <text:p text:style-name="P6"><text:s text:c="3"/>equals.assign(20,'A');</text:p>
      <text:p text:style-name="P6"><text:s text:c="3"/>cout&lt;&lt;equals;//AAAAAAAAAAAAAAAAAAAAAAAAAAAAAAAAAA</text:p>
      <text:p text:style-name="P6"/>
      <text:p text:style-name="P6"><text:s text:c="22"/>"Rand"</text:p>
      <text:p text:style-name="P6"><text:tab/>int randomvalues=time(0);//Get the time function to continue it</text:p>
      <text:p text:style-name="P6"><text:tab/>srand(randomvalues);//get </text:p>
      <text:p text:style-name="P6"><text:tab/>//the seedvalue random always different on every execuation from time (0)</text:p>
      <text:p text:style-name="P6"><text:s text:c="4"/>cout&lt;&lt;rand()%8&lt;&lt;" "&lt;&lt;rand()%9;//Generate </text:p>
      <text:p text:style-name="P6"><text:tab/>//the random value from the seed value of srand</text:p>
      <text:p text:style-name="P6"/>
      <text:p text:style-name="P6">}</text:p>
      <text:p text:style-name="P6"/>
      <text:p text:style-name="P6"/>
      <text:p text:style-name="Title"><text:s/><text:span text:style-name="T9">S</text:span>imple notes:</text:p>
      <text:p text:style-name="P6"/>
      <text:p text:style-name="P6">#include&lt;iostream&gt;</text:p>
      <text:p text:style-name="P6">#include&lt;iomanip&gt;</text:p>
      <text:p text:style-name="P6">using namespace std;</text:p>
      <text:p text:style-name="P6">int main()</text:p>
      <text:p text:style-name="P6">{</text:p>
      <text:p text:style-name="P6"><text:tab/>int ch='A';</text:p>
      <text:p text:style-name="P6"><text:tab/>cout&lt;&lt;setprecision(3)&lt;&lt;showpoint&lt;&lt;right&lt;&lt;endl;</text:p>
      <text:p text:style-name="P6"><text:tab/>cout&lt;&lt;setw(6)&lt;&lt;static_cast&lt;float&gt;(ch);</text:p>
      <text:p text:style-name="P6"><text:tab/>int b=8;</text:p>
      <text:p text:style-name="P6"><text:tab/>int a=9;</text:p>
      <text:p text:style-name="P6"><text:tab/>bool ss=true;</text:p>
      <text:p text:style-name="P6"><text:tab/>if(ss==false)</text:p>
      <text:p text:style-name="P6"><text:tab/>{</text:p>
      <text:p text:style-name="P6"><text:tab/><text:tab/>cout&lt;&lt;"thanks";//0 means that it is false so it does not print it if we add as 56 then it takes </text:p>
      <text:p text:style-name="P6"><text:tab/><text:tab/>//as a true so it prints it if we write as a+b then it as consider as a 8+9=17 17 as a true</text:p>
      <text:p text:style-name="P6"><text:tab/>}</text:p>
      <text:p text:style-name="P6"><text:tab/>return <text:s/>0;</text:p>
      <text:p text:style-name="P6">}</text:p>
      <text:p text:style-name="P6"/>
      <text:p text:style-name="P6"/>
      <text:p text:style-name="P6"/>
      <text:p text:style-name="Title">//Amazing features</text:p>
      <text:p text:style-name="P6">a---for to print like a hacking</text:p>
      <text:p text:style-name="P6">1c------blue</text:p>
      <text:p text:style-name="P6">2c----green</text:p>
      <text:p text:style-name="P6">3c----red</text:p>
      <text:p text:style-name="P6">4c---light blue</text:p>
      <text:p text:style-name="P6"><text:soft-page-break/>5c---purple</text:p>
      <text:p text:style-name="P6">see the picture on the folder where you understand all about the consloe colors<text:span text:style-name="T10">d</text:span></text:p>
      <text:p text:style-name="P6">system("color 7c")----------to print in the different color</text:p>
      <text:p text:style-name="P6">system("color 0c")--------------same as above</text:p>
      <text:p text:style-name="P6">system("cls")--to clear the screen</text:p>
      <text:p text:style-name="P6">system("pause:)-----------------------to pause the screen</text:p>
      <text:p text:style-name="P6">//<text:tab/>system("C:\\WINDOWS\\System32\\shutdown /s");-------------for shutting down</text:p>
      <text:p text:style-name="P6"/>
      <text:p text:style-name="P6"/>
      <text:p text:style-name="P6"/>
      <text:p text:style-name="P6"/>
      <text:p text:style-name="P6"/>
      <text:h text:style-name="Heading_20_1" text:outline-level="1"><text:s text:c="29"/>&lt;!----------IOMANIP---------------!&gt;</text:h>
      <text:p text:style-name="P6">ALL BULIT IN FUNCTIONS</text:p>
      <text:p text:style-name="P6">SETFILL('*')</text:p>
      <text:p text:style-name="P6"/>
      <text:p text:style-name="P6">cout&lt;&lt;15&lt;&lt;Endl;--------to prin<text:span text:style-name="T10">t</text:span> the the number how many times</text:p>
      <text:p text:style-name="P6">&lt;1-------cctype----1&gt;</text:p>
      <text:p text:style-name="P6">All bulit in functions in it</text:p>
      <text:p text:style-name="P6">as iscntrl('\t')------is a control character that controls somethinng like the whitespace detectsthe strings is ended at that poin<text:span text:style-name="T10">t</text:span></text:p>
      <text:p text:style-name="P6"/>
      <text:p text:style-name="P4">C++ isalpha()</text:p>
      <text:p text:style-name="P6">checks if given character is alphabet or not</text:p>
      <text:p text:style-name="P6"/>
      <text:p text:style-name="P4">C++ isblank()</text:p>
      <text:p text:style-name="P6">checks if given character is a blank character</text:p>
      <text:p text:style-name="P6"/>
      <text:p text:style-name="P4">C++ iscntrl()</text:p>
      <text:p text:style-name="P6">checks if given character is control character</text:p>
      <text:p text:style-name="P6"/>
      <text:p text:style-name="P4">C++ isdigit()</text:p>
      <text:p text:style-name="P6">Checks if given character is a digit or not</text:p>
      <text:p text:style-name="P6"/>
      <text:p text:style-name="P4">C++ isgraph()</text:p>
      <text:p text:style-name="P6">checks if given character is graphic or not</text:p>
      <text:p text:style-name="P6"/>
      <text:p text:style-name="P4">C++ islower()</text:p>
      <text:p text:style-name="P6">checks if given character is lowercase</text:p>
      <text:p text:style-name="P6"/>
      <text:p text:style-name="P4">C++ isprint()</text:p>
      <text:p text:style-name="P6">check if given character is printable or not</text:p>
      <text:p text:style-name="P6"/>
      <text:p text:style-name="P4">C++ ispunct()</text:p>
      <text:p text:style-name="P6">check if given character is punctuation character</text:p>
      <text:p text:style-name="P6"/>
      <text:p text:style-name="P4">C++ isspace()</text:p>
      <text:p text:style-name="P6">check if given character is whitespace character</text:p>
      <text:p text:style-name="P6"/>
      <text:p text:style-name="P4">C++ isupper()</text:p>
      <text:p text:style-name="P6"><text:soft-page-break/>check if given character is uppercase or not</text:p>
      <text:p text:style-name="P6"/>
      <text:p text:style-name="P4">C++ isxdigit()</text:p>
      <text:p text:style-name="P6">checks if given character is hexadecimal character</text:p>
      <text:p text:style-name="P6"/>
      <text:p text:style-name="P4">C++ tolower()</text:p>
      <text:p text:style-name="P6">Converts a given character to lowercase</text:p>
      <text:p text:style-name="P6"/>
      <text:p text:style-name="P4">C++ toupper()</text:p>
      <text:p text:style-name="P6">Converts a given character to uppercase</text:p>
      <text:p text:style-name="P6"/>
      <text:p text:style-name="P6"/>
      <text:p text:style-name="P6"/>
      <text:p text:style-name="P6"/>
      <text:p text:style-name="P6">switch(c&gt;d?7:8)---------is valid beacuse it returns a integer and its input depends upon the input as integer or character</text:p>
      <text:p text:style-name="P6"/>
      <text:p text:style-name="P6"/>
      <text:p text:style-name="P4">getch()</text:p>
      <text:p text:style-name="P6">this function is used to as two purposes;;;;;;;;;;;;;;one purpose is to end the program when user enter any key ......second purpose when the user enter </text:p>
      <text:p text:style-name="P6">any key then it will store the ascii value of that character and when we display it it will display it ascii value so it is also used in <text:span text:style-name="T1">passwords</text:span> also</text:p>
      <text:p text:style-name="P6">like ch[x]=getch().........under loop so when user enter the keys it stores in the getch and when we display the character array than it will displ<text:span text:style-name="T10">ay</text:span> its values;</text:p>
      <text:p text:style-name="P6">like as simple program:</text:p>
      <text:p text:style-name="P6"><text:tab/>int size=10;</text:p>
      <text:p text:style-name="P6"><text:tab/>char ch[size];</text:p>
      <text:p text:style-name="P6"><text:tab/>int x;</text:p>
      <text:p text:style-name="P6"><text:tab/>cout&lt;&lt;"Enter the password:"&lt;&lt;endl;</text:p>
      <text:p text:style-name="P6"><text:tab/>for(x=0;x&lt;size;x++)</text:p>
      <text:p text:style-name="P6"><text:tab/>{</text:p>
      <text:p text:style-name="P6"><text:tab/><text:tab/>ch[x]=getch();//store the values of input in the <text:span text:style-name="T1">getch() </text:span></text:p>
      <text:p text:style-name="P6"><text:tab/><text:tab/>cout&lt;&lt;"*";//displ<text:span text:style-name="T10">a</text:span>y the * as passwor<text:span text:style-name="T10">d </text:span>is running</text:p>
      <text:p text:style-name="P6"><text:tab/>}</text:p>
      <text:p text:style-name="P6"><text:tab/>ch[x]='\0';//its means that at x=10 value is null character</text:p>
      <text:p text:style-name="P6"><text:tab/>cout&lt;&lt;endl;</text:p>
      <text:p text:style-name="P6"><text:tab/>cout&lt;&lt;"You have entered the hidden password:"&lt;&lt;endl;</text:p>
      <text:p text:style-name="P6"><text:tab/>for(x=0;ch[x]!='\0';x++)</text:p>
      <text:p text:style-name="P6"><text:tab/>{</text:p>
      <text:p text:style-name="P6"><text:tab/><text:tab/>cout&lt;&lt;ch[x];</text:p>
      <text:p text:style-name="P6"><text:tab/>}</text:p>
      <text:p text:style-name="P6"><text:tab/>getch();</text:p>
      <text:p text:style-name="P6"><text:tab/>final_computer=computer_play(add);</text:p>
      <text:p text:style-name="P6"><text:tab/>final_user=user_play(sum);</text:p>
      <text:p text:style-name="P6"><text:tab/>if(final_computer&gt;final_user)</text:p>
      <text:p text:style-name="P6"><text:tab/>{</text:p>
      <text:p text:style-name="P6"><text:tab/><text:tab/>cout&lt;&lt;endl&lt;&lt;endl&lt;&lt;endl&lt;&lt;endl;</text:p>
      <text:p text:style-name="P6"><text:tab/><text:tab/>cout&lt;&lt;"Computer wins the game"&lt;&lt;endl;</text:p>
      <text:p text:style-name="P6"><text:tab/>}</text:p>
      <text:p text:style-name="P6"><text:tab/>else if(final_computer&lt;final_user)</text:p>
      <text:p text:style-name="P6"><text:tab/>{</text:p>
      <text:p text:style-name="P6"><text:soft-page-break/><text:tab/><text:tab/>cout&lt;&lt;endl&lt;&lt;endl&lt;&lt;endl&lt;&lt;endl;</text:p>
      <text:p text:style-name="P6"><text:tab/><text:tab/>cout&lt;&lt;"You wins the game"&lt;&lt;endl;<text:tab/><text:tab/></text:p>
      <text:p text:style-name="P6"><text:tab/>}</text:p>
      <text:p text:style-name="P6"><text:tab/>else</text:p>
      <text:p text:style-name="P6"><text:tab/>{</text:p>
      <text:p text:style-name="P6"><text:tab/> <text:s text:c="3"/>cout&lt;&lt;endl&lt;&lt;endl&lt;&lt;endl&lt;&lt;endl;</text:p>
      <text:p text:style-name="P6"><text:tab/><text:tab/>cout&lt;&lt;"The match is tie!"&lt;&lt;endl;</text:p>
      <text:p text:style-name="P6"><text:tab/>}</text:p>
      <text:p text:style-name="P6"/>
      <text:p text:style-name="P6">//Conio.h</text:p>
      <text:p text:style-name="P6">LIST OF INBUILT C FUNCTIONS IN <text:span text:style-name="T11">CONIO.H </text:span>FILE:</text:p>
      <text:p text:style-name="P6"><text:s text:c="34"/><text:span text:style-name="T1"><text:s/></text:span><text:span text:style-name="T11">Functions Description</text:span></text:p>
      <text:p text:style-name="P6"><text:span text:style-name="T1"><text:s text:c="2"/>clrscr() </text:span>This function is used to clear the output screen.</text:p>
      <text:p text:style-name="P6"><text:span text:style-name="T1"><text:s text:c="2"/>getch()</text:span> It reads character from keyboard</text:p>
      <text:p text:style-name="P6"><text:s text:c="2"/><text:span text:style-name="T1">getche() </text:span>It reads character from keyboard and echoes to o/p</text:p>
      <text:p text:style-name="P6"><text:s text:c="22"/>screen</text:p>
      <text:p text:style-name="P6"><text:s/><text:span text:style-name="T1"><text:s/>textcolor() </text:span>This function is used to change the text color</text:p>
      <text:p text:style-name="P6"><text:s/><text:span text:style-name="T1"><text:s/>textbackground() </text:span>This function is used to change text background</text:p>
      <text:p text:style-name="P6"><text:span text:style-name="T1">kbhit()</text:span> is used to enter any keyboard key is hit</text:p>
      <text:p text:style-name="P6"><text:span text:style-name="T1">exit(0 or 1) </text:span>is used to terminate the program when the exit function is used <text:s/></text:p>
      <text:p text:style-name="P6"/>
      <text:p text:style-name="P6"/>
      <text:p text:style-name="P6">to know the length of the array the logic is as sizeof(arr)/sizeOfint;</text:p>
      <text:p text:style-name="P6"><text:span text:style-name="T1">sleep(x)</text:span>------function can be supported by &lt;unisted.h&gt; library take parameter in seconds</text:p>
      <text:p text:style-name="P6"><text:span text:style-name="T1">usleep(x)</text:span>------can aslo be used for the sleep but take parameter in milliseconds</text:p>
      <text:p text:style-name="P6"/>
      <text:p text:style-name="P6"/>
      <text:p text:style-name="P6"/>
      <text:p text:style-name="P6"/>
      <text:p text:style-name="P6"/>
      <text:p text:style-name="P6"><text:s text:c="8"/>Most important logic____________</text:p>
      <text:p text:style-name="P6"><text:s text:c="4"/>bool flag =false;</text:p>
      <text:p text:style-name="P6"><text:s text:c="4"/>for(int i=0;ch[i]!='\0' &amp;&amp; !flag;i++)</text:p>
      <text:p text:style-name="P6"><text:s text:c="4"/>{</text:p>
      <text:p text:style-name="P6"><text:s text:c="8"/>if(ch[i]==se)</text:p>
      <text:p text:style-name="P6"><text:s text:c="8"/>{</text:p>
      <text:p text:style-name="P6"><text:s text:c="12"/>index=i;</text:p>
      <text:p text:style-name="P6"><text:s text:c="12"/>flag=true;</text:p>
      <text:p text:style-name="P6"><text:s text:c="8"/>}</text:p>
      <text:p text:style-name="P6"><text:s text:c="4"/>}</text:p>
      <text:p text:style-name="P6"/>
      <text:p text:style-name="P6">#include&lt;dos.h&gt;</text:p>
      <text:p text:style-name="P6">dealy(millisecond)</text:p>
      <text:p text:style-name="P6">sleep(millisecond)</text:p>
      <text:p text:style-name="P6">sound(int frequency)</text:p>
      <text:p text:style-name="P6">nosiund();</text:p>
      <text:p text:style-name="P6"/>
      <text:p text:style-name="P6"/>
      <text:p text:style-name="P6"/>
      <text:p text:style-name="P6">#define in C++</text:p>
      <text:p text:style-name="P6"><text:s/>using namespace std;</text:p>
      <text:p text:style-name="P6">#define PI 3.14</text:p>
      <text:p text:style-name="P6"><text:soft-page-break/>#define CIRC(d) (PI*d)</text:p>
      <text:p text:style-name="P6">int main() {</text:p>
      <text:p text:style-name="P6">cout « "Please supply a diameter</text:p>
      <text:p text:style-name="P6">« endl;</text:p>
      <text:p text:style-name="P6">int d;</text:p>
      <text:p text:style-name="P6">cin &gt;&gt; d;</text:p>
      <text:p text:style-name="P6">float circumference CIRC(d);</text:p>
      <text:p text:style-name="P6">cout &lt;&lt; circumference &lt;&lt; endl;|</text:p>
      <text:p text:style-name="P6">return 0;</text:p>
      <text:p text:style-name="P6"/>
      <text:p text:style-name="P6">}</text:p>
      <text:p text:style-name="P6"/>
      <text:p text:style-name="P6">it is basically a preprocesor directive and gives as the value of define in a code where we should to be want</text:p>
      <text:p text:style-name="P6"/>
      <text:p text:style-name="P6"/>
      <text:p text:style-name="P6"/>
      <text:p text:style-name="P6">extra important Concepts:</text:p>
      <text:p text:style-name="P6">Enum used for fixed initilizations and also be used for the </text:p>
      <text:p text:style-name="P6">Union struct to get the maximum attribute size of bytes</text:p>
      <text:p text:style-name="P6">static varibles can be used in the place of global variables</text:p>
      <text:p text:style-name="P6">recursive function</text:p>
      <text:p text:style-name="P6">file handling </text:p>
      <text:p text:style-name="P6">all notes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30T17:06:26.608304720</meta:creation-date>
    <dc:date>2025-01-17T10:39:07.099696529</dc:date>
    <meta:editing-duration>P1DT1H46M22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7" meta:paragraph-count="228" meta:word-count="1256" meta:character-count="8596" meta:non-whitespace-character-count="6761"/>
  </office:meta>
</office:document-meta>
</file>